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style>
    <style:style style:name="T2" style:parent-style-name="VarsayılanParagrafYazıTipi" style:family="text">
      <style:text-properties fo:font-weight="bold" style:font-weight-asian="bold" style:font-weight-complex="bold" fo:font-size="12pt" style:font-size-asian="12pt" style:font-size-complex="12pt"/>
    </style:style>
    <style:style style:name="T3" style:parent-style-name="VarsayılanParagrafYazıTipi" style:family="text">
      <style:text-properties fo:font-weight="bold" style:font-weight-asian="bold" style:font-weight-complex="bold" fo:font-size="12pt" style:font-size-asian="12pt" style:font-size-complex="12pt"/>
    </style:style>
    <style:style style:name="T4" style:parent-style-name="VarsayılanParagrafYazıTipi" style:family="text">
      <style:text-properties fo:font-weight="bold" style:font-weight-asian="bold" style:font-weight-complex="bold" fo:font-size="12pt" style:font-size-asian="12pt" style:font-size-complex="12pt"/>
    </style:style>
    <style:style style:name="P5" style:parent-style-name="PreformattedText" style:family="paragraph">
      <style:text-properties fo:font-weight="bold" style:font-weight-asian="bold" style:font-weight-complex="bold"/>
    </style:style>
    <style:style style:name="P6" style:parent-style-name="PreformattedText" style:family="paragraph">
      <style:text-properties fo:font-weight="bold" style:font-weight-asian="bold" style:font-weight-complex="bold"/>
    </style:style>
    <style:style style:name="T7" style:parent-style-name="VarsayılanParagrafYazıTipi" style:family="text">
      <style:text-properties fo:font-weight="bold" style:font-weight-asian="bold" style:font-weight-complex="bold" fo:font-size="12pt" style:font-size-asian="12pt" style:font-size-complex="12pt"/>
    </style:style>
    <style:style style:name="T8" style:parent-style-name="VarsayılanParagrafYazıTipi" style:family="text">
      <style:text-properties fo:font-weight="bold" style:font-weight-asian="bold" style:font-weight-complex="bold" fo:font-size="12pt" style:font-size-asian="12pt" style:font-size-complex="12pt"/>
    </style:style>
    <style:style style:name="T9" style:parent-style-name="VarsayılanParagrafYazıTipi" style:family="text">
      <style:text-properties fo:font-weight="bold" style:font-weight-asian="bold" style:font-weight-complex="bold" fo:font-size="12pt" style:font-size-asian="12pt" style:font-size-complex="12pt"/>
    </style:style>
  </office:automatic-styles>
  <office:body>
    <office:text text:use-soft-page-breaks="true">
      <text:p text:style-name="P1"><text:span text:style-name="T2">ALGORITHM</text:span></text:p>
      <text:p text:style-name="PreformattedText"/>
      <text:p text:style-name="PreformattedText">First, adjacency lists were formed from the file input “graph.txt”. <text:s/>With the help of a hash map, the hashed url strings were converted to unique integers.<text:s/></text:p>
      <text:p text:style-name="PreformattedText"/>
      <text:p text:style-name="PreformattedText">For every line, it was assumed that there was a link from the first url to the second url. Since in CSR matrix the (i,j) element represents a link from j’th node to i’th node, for each element we had to keep a list of incoming edges or corresponding node indexes.<text:s/></text:p>
      <text:p text:style-name="PreformattedText"/>
      <text:p text:style-name="PreformattedText">In order to convert the adjacency list representation to CSR matrix representation, we iterate over the nodes in the order of hashed indexes. <text:s/>For each node, we add the indexes of the incoming nodes<text:s/>to “colindices” array and as many ones to “values” array. Also we increase the value of the last row start by the number of incoming links and add this number to “rowstarts” array. If a node has no incoming edges, we just add the last <text:s/>row start value to “rowstarts” array <text:s/>and continue.</text:p>
      <text:p text:style-name="PreformattedText"/>
      <text:p text:style-name="PreformattedText">After we have constructed the CSR matrix, <text:s/>we normalize it so that the sum of each column adds up to 1. It represents that the probabilities of jumps from each node adds up to 1.</text:p>
      <text:p text:style-name="PreformattedText"/>
      <text:p text:style-name="PreformattedText">Next we initialize our rank vector with 1/N value at each entry. Then we get the next rank vector by multiplying it with the <text:s/>CSR matrix from the left. The multiplication works as follows: for each index<text:s/>i<text:s/>in the rank vector,<text:s/>we lookup the values of i’th and i+1’th elements of “rowstarts” array. Then for each j between these values, we find the corresponding value from “values”array and corresponding column index from “colindices” array. Then we multiply the entry from the rank vector corresponding column index and the value from the matrix and add it to rank vector. To handle teleportation, we multiply the resulting value with 0.8 and add to it 0.2 * 1/N for random jump to any edge. Note that if we were to these random jump probabilities to CSR matrix we would require N*N memory.<text:s/></text:p>
      <text:p text:style-name="PreformattedText"/>
      <text:p text:style-name="PreformattedText">Since the calculation of each entry in the rank matrix is independent , <text:s/>the job can be divided into chunks and each chunk can be done by different thread according the scheduling type.</text:p>
      <text:p text:style-name="PreformattedText"/>
      <text:p text:style-name="PreformattedText">We keep doing this process until the distance between new and previous rank vector is below some threshold. After the algorithm converges, we find the top 5 nodes with highest ranks by<text:s/>using a heap to keep the largest values and corresponding indices so far.<text:s/><text:s/><text:s/><text:s text:c="3"/><text:s text:c="2"/></text:p>
      <text:p text:style-name="PreformattedText"/>
      <text:p text:style-name="PreformattedText"/>
      <text:p text:style-name="PreformattedText"><text:span text:style-name="T3">CPU INFO</text:span></text:p>
      <text:p text:style-name="PreformattedText"/>
      <text:p text:style-name="PreformattedText">Architecture: <text:s text:c="7"/>x86_64</text:p>
      <text:p text:style-name="PreformattedText">CPU op-mode(s): <text:s text:c="5"/>32-bit, 64-bit</text:p>
      <text:p text:style-name="PreformattedText">Byte Order: <text:s text:c="9"/>Little Endian</text:p>
      <text:p text:style-name="PreformattedText">CPU(s): <text:s text:c="13"/>4</text:p>
      <text:p text:style-name="PreformattedText">On-line CPU(s) list: 0-3</text:p>
      <text:p text:style-name="PreformattedText">Thread(s) per<text:s/>core: <text:s/>2</text:p>
      <text:p text:style-name="PreformattedText">Core(s) per socket: <text:s/>2</text:p>
      <text:p text:style-name="PreformattedText">Socket(s): <text:s text:c="10"/>1</text:p>
      <text:p text:style-name="PreformattedText">NUMA node(s): <text:s text:c="7"/>1</text:p>
      <text:p text:style-name="PreformattedText">Vendor ID: <text:s text:c="10"/>GenuineIntel</text:p>
      <text:p text:style-name="PreformattedText">CPU family: <text:s text:c="9"/>6</text:p>
      <text:p text:style-name="PreformattedText">Model: <text:s text:c="14"/>58</text:p>
      <text:p text:style-name="PreformattedText">Model name: <text:s text:c="9"/>Intel(R) Core(TM) i7-3537U CPU @ 2.00GHz</text:p>
      <text:p text:style-name="PreformattedText">Stepping: <text:s text:c="11"/>9</text:p>
      <text:p text:style-name="PreformattedText">CPU MHz:<text:s/><text:s text:c="12"/>798.211</text:p>
      <text:p text:style-name="PreformattedText">CPU max MHz: <text:s text:c="8"/>3100,0000</text:p>
      <text:soft-page-break/>
      <text:p text:style-name="PreformattedText">CPU min MHz: <text:s text:c="8"/>800,0000</text:p>
      <text:p text:style-name="PreformattedText">BogoMIPS: <text:s text:c="11"/>4988.75</text:p>
      <text:p text:style-name="PreformattedText">Virtualization: <text:s text:c="5"/>VT-x</text:p>
      <text:p text:style-name="PreformattedText">L1d cache: <text:s text:c="10"/>32K</text:p>
      <text:p text:style-name="PreformattedText">L1i cache: <text:s text:c="10"/>32K</text:p>
      <text:p text:style-name="PreformattedText">L2 cache: <text:s text:c="11"/>256K</text:p>
      <text:p text:style-name="PreformattedText">L3 cache: <text:s text:c="11"/>4096K</text:p>
      <text:p text:style-name="PreformattedText">NUMA node0 CPU(s): <text:s text:c="2"/>0-3</text:p>
      <text:p text:style-name="PreformattedText"/>
      <text:p text:style-name="PreformattedText"/>
      <text:p text:style-name="PreformattedText"/>
      <text:p text:style-name="PreformattedText"><text:span text:style-name="T4">TOP 5 HIGHEST RANKS</text:span></text:p>
      <text:p text:style-name="P5"/>
      <text:p text:style-name="P6">Name<text:s/><text:tab/><text:tab/><text:tab/><text:tab/><text:tab/><text:s text:c="3"/>Rank</text:p>
      <text:p text:style-name="PreformattedText">2494c7mt12frm3c3go86abe13h<text:s/><text:tab/><text:s text:c="3"/>0.000302702</text:p>
      <text:p text:style-name="PreformattedText">46o3c5beh6kiojkvr1tvsk4ptt<text:s/><text:tab/><text:s text:c="3"/>0.000340865</text:p>
      <text:p text:style-name="PreformattedText">3165mii1s1g0invqs94q303v0v<text:s/><text:tab/><text:s text:c="3"/>0.000394294</text:p>
      <text:p text:style-name="PreformattedText">0491md82hej8u15vi98isrmuih<text:s/><text:tab/><text:s text:c="3"/>0.000788871</text:p>
      <text:p text:style-name="PreformattedText">4mekp13kca78a3hfsrb0k813n9<text:s/><text:tab/><text:s text:c="3"/>0.00122686</text:p>
      <text:p text:style-name="PreformattedText"/>
      <text:p text:style-name="PreformattedText"/>
      <text:p text:style-name="PreformattedText"/>
      <text:p text:style-name="PreformattedText"><text:span text:style-name="T7">TEST RESULTS</text:span></text:p>
      <text:p text:style-name="PreformattedText"/>
      <text:p text:style-name="PreformattedText">You can see testresultss.pdf to see different configurations’ results.</text:p>
      <text:p text:style-name="PreformattedText"/>
      <text:p text:style-name="PreformattedText"/>
      <text:p text:style-name="PreformattedText"/>
      <text:p text:style-name="PreformattedText"><text:span text:style-name="T8">COMMENT ON RESULTS</text:span></text:p>
      <text:p text:style-name="PreformattedText"/>
      <text:p text:style-name="PreformattedText"><text:span text:style-name="T9"><text:tab/></text:span>When we have 100 chunks on static scheduling, sharing overhead increased relative to 200 chunks. But when we make chunk size 500, this<text:s/>did worsened performance because of unbalanced work sharing.</text:p>
      <text:p text:style-name="PreformattedText"/>
      <text:p text:style-name="PreformattedText"><text:tab/>When I use dynamic scheduling, it improved performance relative to static scheduling because idle threads can be used efficiently by assigning chunks as soon as they are idle. 200 chunk size outperformed 100 chunk size, because less overhead of thread assignment to chunks happened. 500 chunk size is almost the same with 200.</text:p>
      <text:p text:style-name="PreformattedText"/>
      <text:p text:style-name="PreformattedText"><text:tab/>Guided scheduling with minimum chunk size 50 outperformed 500 and 10. It had similar results with dynamic scheduling.</text:p>
      <text:p text:style-name="PreformattedText"/>
      <text:p text:style-name="PreformattedText"/>
      <text:p text:style-name="PreformattedText"><text:tab/>Dynamic and guided scheduling were better because iterations are not well divided, work load is not shared well with static schedul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amazan</meta:initial-creator>
    <dc:creator>ramazan pala</dc:creator>
    <meta:creation-date>2019-03-26T19:27:00Z</meta:creation-date>
    <dc:date>2019-03-26T20:01:00Z</dc:date>
    <meta:template xlink:href="Normal.dotm" xlink:type="simple"/>
    <meta:editing-cycles>2</meta:editing-cycles>
    <meta:editing-duration>PT3540S</meta:editing-duration>
    <meta:document-statistic meta:page-count="2" meta:paragraph-count="8" meta:word-count="625" meta:character-count="4185" meta:row-count="29" meta:non-whitespace-character-count="3568"/>
  </office:meta>
</office:document-meta>
</file>